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officeooo:rsid="00152be9"/>
    </style:style>
    <style:style style:name="T2" style:family="text">
      <style:text-properties fo:font-style="italic" officeooo:rsid="00152be9" style:font-style-asian="italic" style:font-style-complex="itali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bre <text:span text:style-name="T2">The Beatles</text:span></text:p>
      <text:p text:style-name="Standard"/>
      <text:p text:style-name="Standard"/>
      <text:section text:style-name="Sect1" text:name="Seção1">
        <text:p text:style-name="Standard">The Beatles foi uma banda musical britânica de rock, formada na cidade de Liverpool em 1960. Com os integrantes John Lennon, Paul McCartney, George Harrison e Ringo Starr, o grupo tornou-se altamente reconhecido como o melhor e mais bem sucedido da era do rock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1:08:59.847476995</meta:creation-date>
    <dc:date>2023-05-03T11:12:07.435949765</dc:date>
    <meta:editing-duration>PT3M8S</meta:editing-duration>
    <meta:editing-cycles>1</meta:editing-cycles>
    <meta:document-statistic meta:table-count="0" meta:image-count="0" meta:object-count="0" meta:page-count="1" meta:paragraph-count="2" meta:word-count="47" meta:character-count="278" meta:non-whitespace-character-count="233"/>
    <meta:generator>LibreOffice/7.4.5.1$Linux_X86_64 LibreOffice_project/40$Build-1</meta:generator>
  </office:meta>
</office:document-meta>
</file>